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4052dc" officeooo:paragraph-rsid="0052ed1e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19eb27" officeooo:paragraph-rsid="00505079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52f3c0" officeooo:paragraph-rsid="0052f3c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86a17" officeooo:paragraph-rsid="0052f3c0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609981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09981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09981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4052dc" officeooo:paragraph-rsid="0052ed1e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paragraph-rsid="0052ed1e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57374e" officeooo:paragraph-rsid="0057374e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52f3c0" officeooo:paragraph-rsid="0052f3c0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4253dd" officeooo:paragraph-rsid="0052f3c0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officeooo:paragraph-rsid="00553f8d"/>
    </style:style>
    <style:style style:name="P14" style:family="paragraph" style:parent-style-name="Standard" style:list-style-name="L2">
      <style:paragraph-properties fo:text-align="start" style:justify-single-word="false"/>
      <style:text-properties officeooo:paragraph-rsid="005a407e"/>
    </style:style>
    <style:style style:name="P1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53f8d" officeooo:paragraph-rsid="005a407e" style:font-size-asian="12pt" style:font-weight-asian="normal" style:font-size-complex="12pt" style:font-weight-complex="normal"/>
    </style:style>
    <style:style style:name="T1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4253dd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4052dc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4253dd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52f3c0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4052dc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531475" style:font-size-asian="12pt" style:font-weight-asian="normal" style:font-size-complex="12pt" style:font-weight-complex="normal"/>
    </style:style>
    <style:style style:name="T9" style:family="text">
      <style:text-properties officeooo:rsid="0052f3c0"/>
    </style:style>
    <style:style style:name="T10" style:family="text">
      <style:text-properties officeooo:rsid="00553f8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5a407e" style:font-weight-asian="bold" style:font-weight-complex="bold"/>
    </style:style>
    <style:style style:name="T13" style:family="text">
      <style:text-properties officeooo:rsid="005a407e"/>
    </style:style>
    <style:style style:name="T14" style:family="text">
      <style:text-properties style:text-line-through-style="none" style:text-line-through-type="none" style:font-name="DejaVu Sans Condensed" fo:font-size="12pt" fo:font-weight="normal" officeooo:rsid="00553f8d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" fo:font-size="12pt" fo:font-weight="normal" officeooo:rsid="005a407e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553f8d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5a407e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5fbc9d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505079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5de3cd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52ed1e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52f3c0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61c100" style:font-size-asian="12pt" style:font-weight-asian="bold" style:font-size-complex="12pt" style:font-weight-complex="bold"/>
    </style:style>
    <style:style style:name="T24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6">1<text:span text:style-name="T24">xx</text:span> - Controls</text:p>
          </table:table-cell>
          <table:table-cell table:style-name="Table1.B1" office:value-type="string">
            <text:p text:style-name="P7">2xx - Ground</text:p>
          </table:table-cell>
          <table:table-cell table:style-name="Table1.C1" office:value-type="string">
            <text:p text:style-name="P7">3xx - Flight</text:p>
          </table:table-cell>
          <table:table-cell table:style-name="Table1.B1" office:value-type="string">
            <text:p text:style-name="P7">4xx - A2A</text:p>
          </table:table-cell>
          <table:table-cell table:style-name="Table1.B1" office:value-type="string">
            <text:p text:style-name="P7">5xx - A2G</text:p>
          </table:table-cell>
          <table:table-cell table:style-name="Table1.F1" office:value-type="string">
            <text:p text:style-name="P7">6xx - Misc</text:p>
          </table:table-cell>
        </table:table-row>
      </table:table>
      <text:p text:style-name="P5"><text:span text:style-name="T18">3</text:span><text:span text:style-name="T23">0</text:span><text:span text:style-name="T18">2</text:span><text:span text:style-name="T19"> - </text:span><text:span text:style-name="T20">Flight - </text:span><text:span text:style-name="T21">Navigation </text:span><text:span text:style-name="T22">and Autopilot</text:span></text:p>
      <text:p text:style-name="P2"/>
      <text:p text:style-name="P1">Navigation</text:p>
      <text:list text:style-name="L1">
        <text:list-item>
          <text:p text:style-name="P8"><text:span text:style-name="T4">Press </text:span><text:span text:style-name="T1">B5</text:span><text:span text:style-name="T4"> to cycle NAV Master Modes: No Task, </text:span><text:span text:style-name="T6">En </text:span><text:span text:style-name="T4">Route, Return, and Landing.</text:span></text:p>
        </text:list-item>
        <text:list-item>
          <text:p text:style-name="P9"><text:span text:style-name="T6">Nav m</text:span><text:span text:style-name="T7">ode is indicated </text:span><text:span text:style-name="T6">in bottom left of HUD, and distance is shown in bottom center. <text:s/></text:span><text:span text:style-name="T8">Modes</text:span><text:span text:style-name="T7">:</text:span></text:p>
          <text:list>
            <text:list-item>
              <text:p text:style-name="P9"><text:span text:style-name="T3">No Task</text:span><text:span text:style-name="T7"> -- </text:span><text:span text:style-name="T6">Nothing in the HUD</text:span><text:span text:style-name="T7">.</text:span></text:p>
            </text:list-item>
            <text:list-item>
              <text:p text:style-name="P8"><text:span text:style-name="T2">En </text:span><text:span text:style-name="T1">Route</text:span><text:span text:style-name="T4"> -- </text:span><text:span text:style-name="T6">"ENR" in HUD. <text:s/></text:span><text:span text:style-name="T5">Navigates to regular pre-planned waypoints.</text:span></text:p>
            </text:list-item>
            <text:list-item>
              <text:p text:style-name="P8"><text:span text:style-name="T1">Return</text:span><text:span text:style-name="T4"> -- </text:span><text:span text:style-name="T6">"RTN" in HUD. <text:s/></text:span><text:span text:style-name="T5">Navigates to the runway approach point </text:span><text:span text:style-name="T6">for the selected airport ID (see list on next page)</text:span><text:span text:style-name="T4">.</text:span></text:p>
            </text:list-item>
            <text:list-item>
              <text:p text:style-name="P8"><text:span text:style-name="T1">Landing</text:span><text:span text:style-name="T4"> -- </text:span><text:span text:style-name="T6">"LNDG" in HUD. <text:s/></text:span><text:span text:style-name="T5">Navigates to the end of the actual runway </text:span><text:span text:style-name="T6">for the selected airport ID (see list on next page)</text:span><text:span text:style-name="T5">.</text:span></text:p>
            </text:list-item>
            <text:list-item>
              <text:p text:style-name="P10"><text:span text:style-name="T5">C</text:span><text:span text:style-name="T4">urrent waypoint can be seen in the MFD in certain modes (A2G mode and NAV modes other than No Task).</text:span></text:p>
            </text:list-item>
          </text:list>
        </text:list-item>
        <text:list-item>
          <text:p text:style-name="P11">HSI indicator also shows navigation information:</text:p>
          <text:list>
            <text:list-item>
              <text:p text:style-name="P12">Distance to the next waypoint i<text:span text:style-name="T9">n top left corner.</text:span></text:p>
            </text:list-item>
            <text:list-item>
              <text:p text:style-name="P11">Green needle with a diamond is the direct bearing to the waypoint.</text:p>
            </text:list-item>
            <text:list-item>
              <text:p text:style-name="P11">Double-line white arrow is the course deviation indicator. <text:s/>The CDI shows a bearing to get back onto the line between the previous and current waypoints, and is what the autopilot Route Following mode will follow.</text:p>
            </text:list-item>
          </text:list>
        </text:list-item>
      </text:list>
      <text:p text:style-name="P3"/>
      <text:p text:style-name="P4">Autopilot -- <text:span text:style-name="T10">WIP/TODO</text:span></text:p>
      <text:list text:style-name="L2">
        <text:list-item>
          <text:p text:style-name="P13"><text:span text:style-name="T14">Press </text:span><text:span text:style-name="T16">shift-Trim Hat </text:span><text:span text:style-name="T17">up </text:span><text:span text:style-name="T14">for </text:span><text:span text:style-name="T15">attitude hold </text:span><text:span text:style-name="T14">autopilot.</text:span></text:p>
        </text:list-item>
        <text:list-item>
          <text:p text:style-name="P15">Press <text:span text:style-name="T11">shift-Trim Hat </text:span><text:span text:style-name="T12">down</text:span> <text:span text:style-name="T13">for altitude hold (attitude hold must be on).</text:span></text:p>
        </text:list-item>
        <text:list-item>
          <text:p text:style-name="P14"><text:span text:style-name="T15">Press </text:span><text:span text:style-name="T17">Brake Lever (button at end of axis)</text:span><text:span text:style-name="T15"> </text:span><text:span text:style-name="T14">to disengage AP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22T10:54:52.476000000</dc:date>
    <meta:editing-duration>PT10H39M21S</meta:editing-duration>
    <meta:editing-cycles>71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23" meta:word-count="249" meta:character-count="1312" meta:non-whitespace-character-count="1095"/>
  </office:meta>
</office:document-meta>
</file>